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3ef50" officeooo:paragraph-rsid="0013ef50"/>
    </style:style>
    <style:style style:name="P2" style:family="paragraph" style:parent-style-name="Standard">
      <style:text-properties officeooo:rsid="00140f57" officeooo:paragraph-rsid="00140f57"/>
    </style:style>
    <style:style style:name="P3" style:family="paragraph" style:parent-style-name="Standard">
      <style:text-properties officeooo:rsid="0014b966" officeooo:paragraph-rsid="0014b966"/>
    </style:style>
    <style:style style:name="P4" style:family="paragraph" style:parent-style-name="Standard">
      <style:text-properties officeooo:rsid="00153e4f" officeooo:paragraph-rsid="00153e4f"/>
    </style:style>
    <style:style style:name="P5" style:family="paragraph" style:parent-style-name="Standard">
      <style:text-properties officeooo:rsid="0016514c" officeooo:paragraph-rsid="0016514c"/>
    </style:style>
    <style:style style:name="P6" style:family="paragraph" style:parent-style-name="Standard">
      <style:text-properties officeooo:rsid="0016fb20" officeooo:paragraph-rsid="0016fb20"/>
    </style:style>
    <style:style style:name="P7" style:family="paragraph" style:parent-style-name="Standard">
      <style:text-properties officeooo:rsid="0018c5a9" officeooo:paragraph-rsid="0018c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3.85%</text:p>
      <text:p text:style-name="P2">98.62%</text:p>
      <text:p text:style-name="P3">97.17%</text:p>
      <text:p text:style-name="P4">98.11%</text:p>
      <text:p text:style-name="P4">95.96%</text:p>
      <text:p text:style-name="P5">94.09%</text:p>
      <text:p text:style-name="P5">98.76%</text:p>
      <text:p text:style-name="P5">98.72%</text:p>
      <text:p text:style-name="P6">95.75%</text:p>
      <text:p text:style-name="P7">92.60%</text:p>
      <text:p text:style-name="P7">86.39%</text:p>
      <text:p text:style-name="P7">97.66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0:32:51.453275717</meta:creation-date>
    <dc:date>2020-06-17T02:02:43.243962391</dc:date>
    <meta:editing-duration>PT18M39S</meta:editing-duration>
    <meta:editing-cycles>1</meta:editing-cycles>
    <meta:document-statistic meta:table-count="0" meta:image-count="0" meta:object-count="0" meta:page-count="1" meta:paragraph-count="12" meta:word-count="12" meta:character-count="72" meta:non-whitespace-character-count="72"/>
    <meta:generator>LibreOffice/6.0.7.3$Linux_X86_64 LibreOffice_project/00m0$Build-3</meta:generator>
  </office:meta>
</office:document-meta>
</file>